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103db" officeooo:paragraph-rsid="000103d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24ec" officeooo:paragraph-rsid="000924e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103db" officeooo:paragraph-rsid="000103db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103db" officeooo:paragraph-rsid="00028ef1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24ec" officeooo:paragraph-rsid="000924ec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a67b0" officeooo:paragraph-rsid="000a67b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a67b0" officeooo:paragraph-rsid="000cee6a" style:font-size-asian="14pt" style:font-weight-asian="normal" style:font-size-complex="14pt" style:font-weight-complex="normal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28ef1" fo:background-color="#fff2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82475" fo:background-color="transparent" loext:char-shading-value="0"/>
    </style:style>
    <style:style style:name="T5" style:family="text">
      <style:text-properties officeooo:rsid="000a67b0" fo:background-color="transparent" loext:char-shading-value="0"/>
    </style:style>
    <style:style style:name="T6" style:family="text">
      <style:text-properties officeooo:rsid="000cee6a" fo:background-color="transparent" loext:char-shading-value="0"/>
    </style:style>
    <style:style style:name="T7" style:family="text">
      <style:text-properties officeooo:rsid="000ddc54" fo:background-color="transparent" loext:char-shading-value="0"/>
    </style:style>
    <style:style style:name="T8" style:family="text">
      <style:text-properties officeooo:rsid="00028ef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fo:background-color="#00aaad" loext:char-shading-value="0" style:font-weight-asian="bold" style:font-weight-complex="bold"/>
    </style:style>
    <style:style style:name="T12" style:family="text">
      <style:text-properties officeooo:rsid="00082475"/>
    </style:style>
    <style:style style:name="T13" style:family="text">
      <style:text-properties officeooo:rsid="000a67b0" fo:background-color="#00aaa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PING DATAFRAME COLUMNS OR ROWS (deleting them)</text:p>
      <text:p text:style-name="P1"/>
      <text:p text:style-name="P3">df7.<text:span text:style-name="T9">drop</text:span><text:span text:style-name="T12">(</text:span>"City", <text:span text:style-name="T1">1</text:span><text:span text:style-name="T4">)</text:span> <text:s/><text:tab/> <text:s/>- <text:span text:style-name="T8">delete column with label “City”</text:span></text:p>
      <text:p text:style-name="P4">df7.<text:span text:style-name="T9">drop</text:span><text:span text:style-name="T12">("332 Hill St"</text:span>, <text:span text:style-name="T2">0</text:span><text:span text:style-name="T4">)</text:span><text:span text:style-name="T3"> </text:span>- <text:span text:style-name="T8">delete row with label "332 Hill St"</text:span></text:p>
      <text:p text:style-name="P3"/>
      <text:p text:style-name="P3">we pass <text:span text:style-name="T1">parameter 1</text:span><text:span text:style-name="T3"> when we want to delete columns</text:span></text:p>
      <text:p text:style-name="P3"><text:span text:style-name="T3">we pass </text:span><text:span text:style-name="T1">parameter 0</text:span><text:span text:style-name="T3"> when we want to delete rows</text:span></text:p>
      <text:p text:style-name="P3"><text:span text:style-name="T3"/></text:p>
      <text:p text:style-name="P2"><text:span text:style-name="T3">If we want to delete </text:span><text:span text:style-name="T13">ROWS</text:span><text:span text:style-name="T3"> based on indexing (not on labels)</text:span></text:p>
      <text:p text:style-name="P5"><text:span text:style-name="T3"/></text:p>
      <text:p text:style-name="P5"><text:span text:style-name="T3">df7.drop(</text:span><text:span text:style-name="T1">df7.index[0:3]</text:span><text:span text:style-name="T3">,</text:span><text:span text:style-name="T10">0</text:span><text:span text:style-name="T3">)</text:span></text:p>
      <text:p text:style-name="P5"><text:span text:style-name="T3"/></text:p>
      <text:p text:style-name="P6"><text:span text:style-name="T3">similarly, </text:span><text:span text:style-name="T10">if we want to delete </text:span><text:span text:style-name="T11">COLUMNS</text:span><text:span text:style-name="T10"> based on indexing (not on labels)</text:span></text:p>
      <text:p text:style-name="P6"><text:span text:style-name="T10"/></text:p>
      <text:p text:style-name="P6"><text:span text:style-name="T3">df7.drop(</text:span><text:span text:style-name="T1">df7.columns[0:3]</text:span><text:span text:style-name="T3">,</text:span><text:span text:style-name="T10">1</text:span><text:span text:style-name="T3">)</text:span></text:p>
      <text:p text:style-name="P6"><text:span text:style-name="T3"/></text:p>
      <text:p text:style-name="P7"><text:span text:style-name="T3">df7.index<text:tab/></text:span><text:span text:style-name="T6">– labels of all r</text:span><text:span text:style-name="T7">ows</text:span></text:p>
      <text:p text:style-name="P6"><text:span text:style-name="T3">df7.</text:span><text:span text:style-name="T6">columns – labels of all colum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0T12:22:24.142000000</dc:date>
    <meta:editing-duration>PT14M13S</meta:editing-duration>
    <meta:editing-cycles>12</meta:editing-cycles>
    <meta:document-statistic meta:table-count="0" meta:image-count="0" meta:object-count="0" meta:page-count="1" meta:paragraph-count="11" meta:word-count="84" meta:character-count="519" meta:non-whitespace-character-count="440"/>
  </office:meta>
</office:document-meta>
</file>